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6:08:4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5176" calcext:value-type="float">
            <text:p>185176</text:p>
          </table:table-cell>
          <table:table-cell office:value-type="float" office:value="184967" calcext:value-type="float">
            <text:p>184967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39080" calcext:value-type="float">
            <text:p>39080</text:p>
          </table:table-cell>
          <table:table-cell office:value-type="float" office:value="39030" calcext:value-type="float">
            <text:p>390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1930" calcext:value-type="float">
            <text:p>31930</text:p>
          </table:table-cell>
          <table:table-cell office:value-type="float" office:value="31896" calcext:value-type="float">
            <text:p>3189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441363" calcext:value-type="float">
            <text:p>441363</text:p>
          </table:table-cell>
          <table:table-cell office:value-type="float" office:value="172389" calcext:value-type="float">
            <text:p>172389</text:p>
          </table:table-cell>
          <table:table-cell office:value-type="float" office:value="268974" calcext:value-type="float">
            <text:p>268974</text:p>
          </table:table-cell>
          <table:table-cell/>
          <table:table-cell office:value-type="float" office:value="150637" calcext:value-type="float">
            <text:p>150637</text:p>
          </table:table-cell>
          <table:table-cell office:value-type="float" office:value="50533" calcext:value-type="float">
            <text:p>50533</text:p>
          </table:table-cell>
          <table:table-cell office:value-type="float" office:value="100104" calcext:value-type="float">
            <text:p>100104</text:p>
          </table:table-cell>
          <table:table-cell/>
          <table:table-cell office:value-type="float" office:value="116814" calcext:value-type="float">
            <text:p>116814</text:p>
          </table:table-cell>
          <table:table-cell office:value-type="float" office:value="25784" calcext:value-type="float">
            <text:p>25784</text:p>
          </table:table-cell>
          <table:table-cell office:value-type="float" office:value="91030" calcext:value-type="float">
            <text:p>91030</text:p>
          </table:table-cell>
          <table:table-cell/>
          <table:table-cell table:formula="of:=[.M3]/([.E3]+[.I3]+[.M3])" office:value-type="percentage" office:value="0.19784485381693" calcext:value-type="percentage">
            <text:p>19.78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426153" calcext:value-type="float">
            <text:p>5426153</text:p>
          </table:table-cell>
          <table:table-cell office:value-type="float" office:value="5172914" calcext:value-type="float">
            <text:p>5172914</text:p>
          </table:table-cell>
          <table:table-cell office:value-type="float" office:value="253239" calcext:value-type="float">
            <text:p>253239</text:p>
          </table:table-cell>
          <table:table-cell/>
          <table:table-cell office:value-type="float" office:value="743899" calcext:value-type="float">
            <text:p>743899</text:p>
          </table:table-cell>
          <table:table-cell office:value-type="float" office:value="646426" calcext:value-type="float">
            <text:p>646426</text:p>
          </table:table-cell>
          <table:table-cell office:value-type="float" office:value="97473" calcext:value-type="float">
            <text:p>97473</text:p>
          </table:table-cell>
          <table:table-cell/>
          <table:table-cell office:value-type="float" office:value="535243" calcext:value-type="float">
            <text:p>535243</text:p>
          </table:table-cell>
          <table:table-cell office:value-type="float" office:value="440827" calcext:value-type="float">
            <text:p>440827</text:p>
          </table:table-cell>
          <table:table-cell office:value-type="float" office:value="94416" calcext:value-type="float">
            <text:p>94416</text:p>
          </table:table-cell>
          <table:table-cell/>
          <table:table-cell table:formula="of:=[.M4]/([.E4]+[.I4]+[.M4])" office:value-type="percentage" office:value="0.212109775165795" calcext:value-type="percentage">
            <text:p>21.21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63349" calcext:value-type="float">
            <text:p>163349</text:p>
          </table:table-cell>
          <table:table-cell office:value-type="float" office:value="163143" calcext:value-type="float">
            <text:p>163143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51075" calcext:value-type="float">
            <text:p>51075</text:p>
          </table:table-cell>
          <table:table-cell office:value-type="float" office:value="51010" calcext:value-type="float">
            <text:p>510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6990" calcext:value-type="float">
            <text:p>26990</text:p>
          </table:table-cell>
          <table:table-cell office:value-type="float" office:value="26952" calcext:value-type="float">
            <text:p>2695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4848" calcext:value-type="float">
            <text:p>164848</text:p>
          </table:table-cell>
          <table:table-cell office:value-type="float" office:value="164644" calcext:value-type="float">
            <text:p>164644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50287" calcext:value-type="float">
            <text:p>50287</text:p>
          </table:table-cell>
          <table:table-cell office:value-type="float" office:value="50214" calcext:value-type="float">
            <text:p>5021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7153" calcext:value-type="float">
            <text:p>27153</text:p>
          </table:table-cell>
          <table:table-cell office:value-type="float" office:value="27092" calcext:value-type="float">
            <text:p>2709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774922" calcext:value-type="float">
            <text:p>2774922</text:p>
          </table:table-cell>
          <table:table-cell office:value-type="float" office:value="2543555" calcext:value-type="float">
            <text:p>2543555</text:p>
          </table:table-cell>
          <table:table-cell office:value-type="float" office:value="231367" calcext:value-type="float">
            <text:p>231367</text:p>
          </table:table-cell>
          <table:table-cell/>
          <table:table-cell office:value-type="float" office:value="628070" calcext:value-type="float">
            <text:p>628070</text:p>
          </table:table-cell>
          <table:table-cell office:value-type="float" office:value="543180" calcext:value-type="float">
            <text:p>543180</text:p>
          </table:table-cell>
          <table:table-cell office:value-type="float" office:value="84890" calcext:value-type="float">
            <text:p>84890</text:p>
          </table:table-cell>
          <table:table-cell/>
          <table:table-cell office:value-type="float" office:value="483071" calcext:value-type="float">
            <text:p>483071</text:p>
          </table:table-cell>
          <table:table-cell office:value-type="float" office:value="395213" calcext:value-type="float">
            <text:p>395213</text:p>
          </table:table-cell>
          <table:table-cell office:value-type="float" office:value="87858" calcext:value-type="float">
            <text:p>87858</text:p>
          </table:table-cell>
          <table:table-cell/>
          <table:table-cell table:formula="of:=[.M7]/([.E7]+[.I7]+[.M7])" office:value-type="percentage" office:value="0.217408410972124" calcext:value-type="percentage">
            <text:p>21.74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06608" calcext:value-type="float">
            <text:p>406608</text:p>
          </table:table-cell>
          <table:table-cell office:value-type="float" office:value="173967" calcext:value-type="float">
            <text:p>173967</text:p>
          </table:table-cell>
          <table:table-cell office:value-type="float" office:value="232641" calcext:value-type="float">
            <text:p>232641</text:p>
          </table:table-cell>
          <table:table-cell/>
          <table:table-cell office:value-type="float" office:value="134125" calcext:value-type="float">
            <text:p>134125</text:p>
          </table:table-cell>
          <table:table-cell office:value-type="float" office:value="47516" calcext:value-type="float">
            <text:p>47516</text:p>
          </table:table-cell>
          <table:table-cell office:value-type="float" office:value="86609" calcext:value-type="float">
            <text:p>86609</text:p>
          </table:table-cell>
          <table:table-cell/>
          <table:table-cell office:value-type="float" office:value="125130" calcext:value-type="float">
            <text:p>125130</text:p>
          </table:table-cell>
          <table:table-cell office:value-type="float" office:value="32256" calcext:value-type="float">
            <text:p>32256</text:p>
          </table:table-cell>
          <table:table-cell office:value-type="float" office:value="92874" calcext:value-type="float">
            <text:p>92874</text:p>
          </table:table-cell>
          <table:table-cell/>
          <table:table-cell table:formula="of:=[.M8]/([.E8]+[.I8]+[.M8])" office:value-type="percentage" office:value="0.225354504954819" calcext:value-type="percentage">
            <text:p>22.54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442701" calcext:value-type="float">
            <text:p>3442701</text:p>
          </table:table-cell>
          <table:table-cell office:value-type="float" office:value="3206421" calcext:value-type="float">
            <text:p>3206421</text:p>
          </table:table-cell>
          <table:table-cell office:value-type="float" office:value="236280" calcext:value-type="float">
            <text:p>236280</text:p>
          </table:table-cell>
          <table:table-cell/>
          <table:table-cell office:value-type="float" office:value="672981" calcext:value-type="float">
            <text:p>672981</text:p>
          </table:table-cell>
          <table:table-cell office:value-type="float" office:value="583761" calcext:value-type="float">
            <text:p>583761</text:p>
          </table:table-cell>
          <table:table-cell office:value-type="float" office:value="89220" calcext:value-type="float">
            <text:p>89220</text:p>
          </table:table-cell>
          <table:table-cell/>
          <table:table-cell office:value-type="float" office:value="500965" calcext:value-type="float">
            <text:p>500965</text:p>
          </table:table-cell>
          <table:table-cell office:value-type="float" office:value="416135" calcext:value-type="float">
            <text:p>416135</text:p>
          </table:table-cell>
          <table:table-cell office:value-type="float" office:value="84830" calcext:value-type="float">
            <text:p>84830</text:p>
          </table:table-cell>
          <table:table-cell/>
          <table:table-cell table:formula="of:=[.M9]/([.E9]+[.I9]+[.M9])" office:value-type="percentage" office:value="0.206736041722516" calcext:value-type="percentage">
            <text:p>20.67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790812" calcext:value-type="float">
            <text:p>2790812</text:p>
          </table:table-cell>
          <table:table-cell office:value-type="float" office:value="2555016" calcext:value-type="float">
            <text:p>2555016</text:p>
          </table:table-cell>
          <table:table-cell office:value-type="float" office:value="235796" calcext:value-type="float">
            <text:p>235796</text:p>
          </table:table-cell>
          <table:table-cell/>
          <table:table-cell office:value-type="float" office:value="625441" calcext:value-type="float">
            <text:p>625441</text:p>
          </table:table-cell>
          <table:table-cell office:value-type="float" office:value="541348" calcext:value-type="float">
            <text:p>541348</text:p>
          </table:table-cell>
          <table:table-cell office:value-type="float" office:value="84093" calcext:value-type="float">
            <text:p>84093</text:p>
          </table:table-cell>
          <table:table-cell/>
          <table:table-cell office:value-type="float" office:value="467785" calcext:value-type="float">
            <text:p>467785</text:p>
          </table:table-cell>
          <table:table-cell office:value-type="float" office:value="381989" calcext:value-type="float">
            <text:p>381989</text:p>
          </table:table-cell>
          <table:table-cell office:value-type="float" office:value="85796" calcext:value-type="float">
            <text:p>85796</text:p>
          </table:table-cell>
          <table:table-cell/>
          <table:table-cell table:formula="of:=[.M10]/([.E10]+[.I10]+[.M10])" office:value-type="percentage" office:value="0.211484279675117" calcext:value-type="percentage">
            <text:p>21.15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422567" calcext:value-type="float">
            <text:p>422567</text:p>
          </table:table-cell>
          <table:table-cell office:value-type="float" office:value="187755" calcext:value-type="float">
            <text:p>187755</text:p>
          </table:table-cell>
          <table:table-cell office:value-type="float" office:value="234812" calcext:value-type="float">
            <text:p>234812</text:p>
          </table:table-cell>
          <table:table-cell/>
          <table:table-cell office:value-type="float" office:value="131361" calcext:value-type="float">
            <text:p>131361</text:p>
          </table:table-cell>
          <table:table-cell office:value-type="float" office:value="47414" calcext:value-type="float">
            <text:p>47414</text:p>
          </table:table-cell>
          <table:table-cell office:value-type="float" office:value="83947" calcext:value-type="float">
            <text:p>83947</text:p>
          </table:table-cell>
          <table:table-cell/>
          <table:table-cell office:value-type="float" office:value="115239" calcext:value-type="float">
            <text:p>115239</text:p>
          </table:table-cell>
          <table:table-cell office:value-type="float" office:value="30632" calcext:value-type="float">
            <text:p>30632</text:p>
          </table:table-cell>
          <table:table-cell office:value-type="float" office:value="84607" calcext:value-type="float">
            <text:p>84607</text:p>
          </table:table-cell>
          <table:table-cell/>
          <table:table-cell table:formula="of:=[.M11]/([.E11]+[.I11]+[.M11])" office:value-type="percentage" office:value="0.209752433273999" calcext:value-type="percentage">
            <text:p>20.98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618505" calcext:value-type="float">
            <text:p>3618505</text:p>
          </table:table-cell>
          <table:table-cell office:value-type="float" office:value="3374626" calcext:value-type="float">
            <text:p>3374626</text:p>
          </table:table-cell>
          <table:table-cell office:value-type="float" office:value="243879" calcext:value-type="float">
            <text:p>243879</text:p>
          </table:table-cell>
          <table:table-cell/>
          <table:table-cell office:value-type="float" office:value="699770" calcext:value-type="float">
            <text:p>699770</text:p>
          </table:table-cell>
          <table:table-cell office:value-type="float" office:value="606679" calcext:value-type="float">
            <text:p>606679</text:p>
          </table:table-cell>
          <table:table-cell office:value-type="float" office:value="93091" calcext:value-type="float">
            <text:p>93091</text:p>
          </table:table-cell>
          <table:table-cell/>
          <table:table-cell office:value-type="float" office:value="545847" calcext:value-type="float">
            <text:p>545847</text:p>
          </table:table-cell>
          <table:table-cell office:value-type="float" office:value="447081" calcext:value-type="float">
            <text:p>447081</text:p>
          </table:table-cell>
          <table:table-cell office:value-type="float" office:value="98766" calcext:value-type="float">
            <text:p>98766</text:p>
          </table:table-cell>
          <table:table-cell/>
          <table:table-cell table:formula="of:=[.M12]/([.E12]+[.I12]+[.M12])" office:value-type="percentage" office:value="0.226664769493455" calcext:value-type="percentage">
            <text:p>22.67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759672" calcext:value-type="float">
            <text:p>2759672</text:p>
          </table:table-cell>
          <table:table-cell office:value-type="float" office:value="2530876" calcext:value-type="float">
            <text:p>2530876</text:p>
          </table:table-cell>
          <table:table-cell office:value-type="float" office:value="228796" calcext:value-type="float">
            <text:p>228796</text:p>
          </table:table-cell>
          <table:table-cell/>
          <table:table-cell office:value-type="float" office:value="631510" calcext:value-type="float">
            <text:p>631510</text:p>
          </table:table-cell>
          <table:table-cell office:value-type="float" office:value="545290" calcext:value-type="float">
            <text:p>545290</text:p>
          </table:table-cell>
          <table:table-cell office:value-type="float" office:value="86220" calcext:value-type="float">
            <text:p>86220</text:p>
          </table:table-cell>
          <table:table-cell/>
          <table:table-cell office:value-type="float" office:value="483186" calcext:value-type="float">
            <text:p>483186</text:p>
          </table:table-cell>
          <table:table-cell office:value-type="float" office:value="393557" calcext:value-type="float">
            <text:p>393557</text:p>
          </table:table-cell>
          <table:table-cell office:value-type="float" office:value="89629" calcext:value-type="float">
            <text:p>89629</text:p>
          </table:table-cell>
          <table:table-cell/>
          <table:table-cell table:formula="of:=[.M13]/([.E13]+[.I13]+[.M13])" office:value-type="percentage" office:value="0.221500327447516" calcext:value-type="percentage">
            <text:p>22.15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4050125" calcext:value-type="float">
            <text:p>4050125</text:p>
          </table:table-cell>
          <table:table-cell office:value-type="float" office:value="3821695" calcext:value-type="float">
            <text:p>3821695</text:p>
          </table:table-cell>
          <table:table-cell office:value-type="float" office:value="228430" calcext:value-type="float">
            <text:p>228430</text:p>
          </table:table-cell>
          <table:table-cell/>
          <table:table-cell office:value-type="float" office:value="688942" calcext:value-type="float">
            <text:p>688942</text:p>
          </table:table-cell>
          <table:table-cell office:value-type="float" office:value="601929" calcext:value-type="float">
            <text:p>601929</text:p>
          </table:table-cell>
          <table:table-cell office:value-type="float" office:value="87013" calcext:value-type="float">
            <text:p>87013</text:p>
          </table:table-cell>
          <table:table-cell/>
          <table:table-cell office:value-type="float" office:value="546287" calcext:value-type="float">
            <text:p>546287</text:p>
          </table:table-cell>
          <table:table-cell office:value-type="float" office:value="455920" calcext:value-type="float">
            <text:p>455920</text:p>
          </table:table-cell>
          <table:table-cell office:value-type="float" office:value="90367" calcext:value-type="float">
            <text:p>90367</text:p>
          </table:table-cell>
          <table:table-cell/>
          <table:table-cell table:formula="of:=[.M14]/([.E14]+[.I14]+[.M14])" office:value-type="percentage" office:value="0.222683029003721" calcext:value-type="percentage">
            <text:p>22.27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743579" calcext:value-type="float">
            <text:p>2743579</text:p>
          </table:table-cell>
          <table:table-cell office:value-type="float" office:value="2515620" calcext:value-type="float">
            <text:p>2515620</text:p>
          </table:table-cell>
          <table:table-cell office:value-type="float" office:value="227959" calcext:value-type="float">
            <text:p>227959</text:p>
          </table:table-cell>
          <table:table-cell/>
          <table:table-cell office:value-type="float" office:value="628446" calcext:value-type="float">
            <text:p>628446</text:p>
          </table:table-cell>
          <table:table-cell office:value-type="float" office:value="543954" calcext:value-type="float">
            <text:p>543954</text:p>
          </table:table-cell>
          <table:table-cell office:value-type="float" office:value="84492" calcext:value-type="float">
            <text:p>84492</text:p>
          </table:table-cell>
          <table:table-cell/>
          <table:table-cell office:value-type="float" office:value="473121" calcext:value-type="float">
            <text:p>473121</text:p>
          </table:table-cell>
          <table:table-cell office:value-type="float" office:value="388153" calcext:value-type="float">
            <text:p>388153</text:p>
          </table:table-cell>
          <table:table-cell office:value-type="float" office:value="84968" calcext:value-type="float">
            <text:p>84968</text:p>
          </table:table-cell>
          <table:table-cell/>
          <table:table-cell table:formula="of:=[.M15]/([.E15]+[.I15]+[.M15])" office:value-type="percentage" office:value="0.213799541541798" calcext:value-type="percentage">
            <text:p>21.38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60844" calcext:value-type="float">
            <text:p>160844</text:p>
          </table:table-cell>
          <table:table-cell office:value-type="float" office:value="160651" calcext:value-type="float">
            <text:p>16065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52992" calcext:value-type="float">
            <text:p>52992</text:p>
          </table:table-cell>
          <table:table-cell office:value-type="float" office:value="52899" calcext:value-type="float">
            <text:p>5289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854" calcext:value-type="float">
            <text:p>26854</text:p>
          </table:table-cell>
          <table:table-cell office:value-type="float" office:value="26803" calcext:value-type="float">
            <text:p>2680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8423" calcext:value-type="float">
            <text:p>158423</text:p>
          </table:table-cell>
          <table:table-cell office:value-type="float" office:value="158232" calcext:value-type="float">
            <text:p>158232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48804" calcext:value-type="float">
            <text:p>48804</text:p>
          </table:table-cell>
          <table:table-cell office:value-type="float" office:value="48719" calcext:value-type="float">
            <text:p>4871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8083" calcext:value-type="float">
            <text:p>28083</text:p>
          </table:table-cell>
          <table:table-cell office:value-type="float" office:value="28014" calcext:value-type="float">
            <text:p>2801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20699" calcext:value-type="float">
            <text:p>420699</text:p>
          </table:table-cell>
          <table:table-cell office:value-type="float" office:value="159531" calcext:value-type="float">
            <text:p>159531</text:p>
          </table:table-cell>
          <table:table-cell office:value-type="float" office:value="261168" calcext:value-type="float">
            <text:p>261168</text:p>
          </table:table-cell>
          <table:table-cell/>
          <table:table-cell office:value-type="float" office:value="150981" calcext:value-type="float">
            <text:p>150981</text:p>
          </table:table-cell>
          <table:table-cell office:value-type="float" office:value="50109" calcext:value-type="float">
            <text:p>50109</text:p>
          </table:table-cell>
          <table:table-cell office:value-type="float" office:value="100872" calcext:value-type="float">
            <text:p>100872</text:p>
          </table:table-cell>
          <table:table-cell/>
          <table:table-cell office:value-type="float" office:value="120156" calcext:value-type="float">
            <text:p>120156</text:p>
          </table:table-cell>
          <table:table-cell office:value-type="float" office:value="27355" calcext:value-type="float">
            <text:p>27355</text:p>
          </table:table-cell>
          <table:table-cell office:value-type="float" office:value="92801" calcext:value-type="float">
            <text:p>92801</text:p>
          </table:table-cell>
          <table:table-cell/>
          <table:table-cell table:formula="of:=[.M18]/([.E18]+[.I18]+[.M18])" office:value-type="percentage" office:value="0.204029539993096" calcext:value-type="percentage">
            <text:p>20.40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61111" calcext:value-type="float">
            <text:p>161111</text:p>
          </table:table-cell>
          <table:table-cell office:value-type="float" office:value="160935" calcext:value-type="float">
            <text:p>16093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50160" calcext:value-type="float">
            <text:p>50160</text:p>
          </table:table-cell>
          <table:table-cell office:value-type="float" office:value="50067" calcext:value-type="float">
            <text:p>5006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7638" calcext:value-type="float">
            <text:p>27638</text:p>
          </table:table-cell>
          <table:table-cell office:value-type="float" office:value="27590" calcext:value-type="float">
            <text:p>2759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70050" calcext:value-type="float">
            <text:p>170050</text:p>
          </table:table-cell>
          <table:table-cell office:value-type="float" office:value="169846" calcext:value-type="float">
            <text:p>169846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43075" calcext:value-type="float">
            <text:p>43075</text:p>
          </table:table-cell>
          <table:table-cell office:value-type="float" office:value="43005" calcext:value-type="float">
            <text:p>430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6978" calcext:value-type="float">
            <text:p>26978</text:p>
          </table:table-cell>
          <table:table-cell office:value-type="float" office:value="26929" calcext:value-type="float">
            <text:p>2692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498252" calcext:value-type="float">
            <text:p>2498252</text:p>
          </table:table-cell>
          <table:table-cell office:value-type="float" office:value="2235610" calcext:value-type="float">
            <text:p>2235610</text:p>
          </table:table-cell>
          <table:table-cell office:value-type="float" office:value="262642" calcext:value-type="float">
            <text:p>262642</text:p>
          </table:table-cell>
          <table:table-cell/>
          <table:table-cell office:value-type="float" office:value="640955" calcext:value-type="float">
            <text:p>640955</text:p>
          </table:table-cell>
          <table:table-cell office:value-type="float" office:value="540477" calcext:value-type="float">
            <text:p>540477</text:p>
          </table:table-cell>
          <table:table-cell office:value-type="float" office:value="100478" calcext:value-type="float">
            <text:p>100478</text:p>
          </table:table-cell>
          <table:table-cell/>
          <table:table-cell office:value-type="float" office:value="438199" calcext:value-type="float">
            <text:p>438199</text:p>
          </table:table-cell>
          <table:table-cell office:value-type="float" office:value="346732" calcext:value-type="float">
            <text:p>346732</text:p>
          </table:table-cell>
          <table:table-cell office:value-type="float" office:value="91467" calcext:value-type="float">
            <text:p>91467</text:p>
          </table:table-cell>
          <table:table-cell/>
          <table:table-cell table:formula="of:=[.M21]/([.E21]+[.I21]+[.M21])" office:value-type="percentage" office:value="0.201209009496532" calcext:value-type="percentage">
            <text:p>20.12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707776" calcext:value-type="float">
            <text:p>707776</text:p>
          </table:table-cell>
          <table:table-cell office:value-type="float" office:value="459306" calcext:value-type="float">
            <text:p>459306</text:p>
          </table:table-cell>
          <table:table-cell office:value-type="float" office:value="248470" calcext:value-type="float">
            <text:p>248470</text:p>
          </table:table-cell>
          <table:table-cell/>
          <table:table-cell office:value-type="float" office:value="257182" calcext:value-type="float">
            <text:p>257182</text:p>
          </table:table-cell>
          <table:table-cell office:value-type="float" office:value="161837" calcext:value-type="float">
            <text:p>161837</text:p>
          </table:table-cell>
          <table:table-cell office:value-type="float" office:value="95345" calcext:value-type="float">
            <text:p>95345</text:p>
          </table:table-cell>
          <table:table-cell/>
          <table:table-cell office:value-type="float" office:value="225909" calcext:value-type="float">
            <text:p>225909</text:p>
          </table:table-cell>
          <table:table-cell office:value-type="float" office:value="129349" calcext:value-type="float">
            <text:p>129349</text:p>
          </table:table-cell>
          <table:table-cell office:value-type="float" office:value="96560" calcext:value-type="float">
            <text:p>96560</text:p>
          </table:table-cell>
          <table:table-cell/>
          <table:table-cell table:formula="of:=[.M22]/([.E22]+[.I22]+[.M22])" office:value-type="percentage" office:value="0.219267669599773" calcext:value-type="percentage">
            <text:p>21.93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713446" calcext:value-type="float">
            <text:p>713446</text:p>
          </table:table-cell>
          <table:table-cell office:value-type="float" office:value="459933" calcext:value-type="float">
            <text:p>459933</text:p>
          </table:table-cell>
          <table:table-cell office:value-type="float" office:value="253513" calcext:value-type="float">
            <text:p>253513</text:p>
          </table:table-cell>
          <table:table-cell/>
          <table:table-cell office:value-type="float" office:value="259873" calcext:value-type="float">
            <text:p>259873</text:p>
          </table:table-cell>
          <table:table-cell office:value-type="float" office:value="162513" calcext:value-type="float">
            <text:p>162513</text:p>
          </table:table-cell>
          <table:table-cell office:value-type="float" office:value="97360" calcext:value-type="float">
            <text:p>97360</text:p>
          </table:table-cell>
          <table:table-cell/>
          <table:table-cell office:value-type="float" office:value="223224" calcext:value-type="float">
            <text:p>223224</text:p>
          </table:table-cell>
          <table:table-cell office:value-type="float" office:value="128883" calcext:value-type="float">
            <text:p>128883</text:p>
          </table:table-cell>
          <table:table-cell office:value-type="float" office:value="94341" calcext:value-type="float">
            <text:p>94341</text:p>
          </table:table-cell>
          <table:table-cell/>
          <table:table-cell table:formula="of:=[.M23]/([.E23]+[.I23]+[.M23])" office:value-type="percentage" office:value="0.211900344553406" calcext:value-type="percentage">
            <text:p>21.19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101090" calcext:value-type="float">
            <text:p>1101090</text:p>
          </table:table-cell>
          <table:table-cell office:value-type="float" office:value="846451" calcext:value-type="float">
            <text:p>846451</text:p>
          </table:table-cell>
          <table:table-cell office:value-type="float" office:value="254639" calcext:value-type="float">
            <text:p>254639</text:p>
          </table:table-cell>
          <table:table-cell/>
          <table:table-cell office:value-type="float" office:value="366008" calcext:value-type="float">
            <text:p>366008</text:p>
          </table:table-cell>
          <table:table-cell office:value-type="float" office:value="267908" calcext:value-type="float">
            <text:p>267908</text:p>
          </table:table-cell>
          <table:table-cell office:value-type="float" office:value="98100" calcext:value-type="float">
            <text:p>98100</text:p>
          </table:table-cell>
          <table:table-cell/>
          <table:table-cell office:value-type="float" office:value="298715" calcext:value-type="float">
            <text:p>298715</text:p>
          </table:table-cell>
          <table:table-cell office:value-type="float" office:value="204359" calcext:value-type="float">
            <text:p>204359</text:p>
          </table:table-cell>
          <table:table-cell office:value-type="float" office:value="94356" calcext:value-type="float">
            <text:p>94356</text:p>
          </table:table-cell>
          <table:table-cell/>
          <table:table-cell table:formula="of:=[.M24]/([.E24]+[.I24]+[.M24])" office:value-type="percentage" office:value="0.211042395911383" calcext:value-type="percentage">
            <text:p>21.10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249683" calcext:value-type="float">
            <text:p>249683</text:p>
          </table:table-cell>
          <table:table-cell office:value-type="float" office:value="432" calcext:value-type="float">
            <text:p>432</text:p>
          </table:table-cell>
          <table:table-cell office:value-type="float" office:value="249251" calcext:value-type="float">
            <text:p>249251</text:p>
          </table:table-cell>
          <table:table-cell/>
          <table:table-cell office:value-type="float" office:value="93872" calcext:value-type="float">
            <text:p>93872</text:p>
          </table:table-cell>
          <table:table-cell office:value-type="float" office:value="18" calcext:value-type="float">
            <text:p>18</text:p>
          </table:table-cell>
          <table:table-cell office:value-type="float" office:value="93854" calcext:value-type="float">
            <text:p>93854</text:p>
          </table:table-cell>
          <table:table-cell/>
          <table:table-cell office:value-type="float" office:value="91807" calcext:value-type="float">
            <text:p>91807</text:p>
          </table:table-cell>
          <table:table-cell office:value-type="float" office:value="1" calcext:value-type="float">
            <text:p>1</text:p>
          </table:table-cell>
          <table:table-cell office:value-type="float" office:value="91806" calcext:value-type="float">
            <text:p>91806</text:p>
          </table:table-cell>
          <table:table-cell/>
          <table:table-cell table:formula="of:=[.M25]/([.E25]+[.I25]+[.M25])" office:value-type="percentage" office:value="0.211091464690477" calcext:value-type="percentage">
            <text:p>21.11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61098" calcext:value-type="float">
            <text:p>161098</text:p>
          </table:table-cell>
          <table:table-cell office:value-type="float" office:value="160898" calcext:value-type="float">
            <text:p>16089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7651" calcext:value-type="float">
            <text:p>47651</text:p>
          </table:table-cell>
          <table:table-cell office:value-type="float" office:value="47590" calcext:value-type="float">
            <text:p>4759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7356" calcext:value-type="float">
            <text:p>27356</text:p>
          </table:table-cell>
          <table:table-cell office:value-type="float" office:value="27329" calcext:value-type="float">
            <text:p>2732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808206" calcext:value-type="float">
            <text:p>1808206</text:p>
          </table:table-cell>
          <table:table-cell office:value-type="float" office:value="1574435" calcext:value-type="float">
            <text:p>1574435</text:p>
          </table:table-cell>
          <table:table-cell office:value-type="float" office:value="233771" calcext:value-type="float">
            <text:p>233771</text:p>
          </table:table-cell>
          <table:table-cell/>
          <table:table-cell office:value-type="float" office:value="523405" calcext:value-type="float">
            <text:p>523405</text:p>
          </table:table-cell>
          <table:table-cell office:value-type="float" office:value="435277" calcext:value-type="float">
            <text:p>435277</text:p>
          </table:table-cell>
          <table:table-cell office:value-type="float" office:value="88128" calcext:value-type="float">
            <text:p>88128</text:p>
          </table:table-cell>
          <table:table-cell/>
          <table:table-cell office:value-type="float" office:value="390098" calcext:value-type="float">
            <text:p>390098</text:p>
          </table:table-cell>
          <table:table-cell office:value-type="float" office:value="304551" calcext:value-type="float">
            <text:p>304551</text:p>
          </table:table-cell>
          <table:table-cell office:value-type="float" office:value="85547" calcext:value-type="float">
            <text:p>85547</text:p>
          </table:table-cell>
          <table:table-cell/>
          <table:table-cell table:formula="of:=[.M27]/([.E27]+[.I27]+[.M27])" office:value-type="percentage" office:value="0.209959111146017" calcext:value-type="percentage">
            <text:p>21.0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313390" calcext:value-type="float">
            <text:p>2313390</text:p>
          </table:table-cell>
          <table:table-cell office:value-type="float" office:value="2077407" calcext:value-type="float">
            <text:p>2077407</text:p>
          </table:table-cell>
          <table:table-cell office:value-type="float" office:value="235983" calcext:value-type="float">
            <text:p>235983</text:p>
          </table:table-cell>
          <table:table-cell/>
          <table:table-cell office:value-type="float" office:value="575868" calcext:value-type="float">
            <text:p>575868</text:p>
          </table:table-cell>
          <table:table-cell office:value-type="float" office:value="489530" calcext:value-type="float">
            <text:p>489530</text:p>
          </table:table-cell>
          <table:table-cell office:value-type="float" office:value="86338" calcext:value-type="float">
            <text:p>86338</text:p>
          </table:table-cell>
          <table:table-cell/>
          <table:table-cell office:value-type="float" office:value="410866" calcext:value-type="float">
            <text:p>410866</text:p>
          </table:table-cell>
          <table:table-cell office:value-type="float" office:value="328408" calcext:value-type="float">
            <text:p>328408</text:p>
          </table:table-cell>
          <table:table-cell office:value-type="float" office:value="82458" calcext:value-type="float">
            <text:p>82458</text:p>
          </table:table-cell>
          <table:table-cell/>
          <table:table-cell table:formula="of:=[.M28]/([.E28]+[.I28]+[.M28])" office:value-type="percentage" office:value="0.203711160905086" calcext:value-type="percentage">
            <text:p>20.37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80929" calcext:value-type="float">
            <text:p>180929</text:p>
          </table:table-cell>
          <table:table-cell office:value-type="float" office:value="180752" calcext:value-type="float">
            <text:p>18075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51349" calcext:value-type="float">
            <text:p>51349</text:p>
          </table:table-cell>
          <table:table-cell office:value-type="float" office:value="51278" calcext:value-type="float">
            <text:p>5127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028" calcext:value-type="float">
            <text:p>31028</text:p>
          </table:table-cell>
          <table:table-cell office:value-type="float" office:value="30978" calcext:value-type="float">
            <text:p>3097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82531" calcext:value-type="float">
            <text:p>182531</text:p>
          </table:table-cell>
          <table:table-cell office:value-type="float" office:value="182360" calcext:value-type="float">
            <text:p>18236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53390" calcext:value-type="float">
            <text:p>53390</text:p>
          </table:table-cell>
          <table:table-cell office:value-type="float" office:value="53312" calcext:value-type="float">
            <text:p>5331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0522" calcext:value-type="float">
            <text:p>30522</text:p>
          </table:table-cell>
          <table:table-cell office:value-type="float" office:value="30494" calcext:value-type="float">
            <text:p>3049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969097" calcext:value-type="float">
            <text:p>1969097</text:p>
          </table:table-cell>
          <table:table-cell office:value-type="float" office:value="1716520" calcext:value-type="float">
            <text:p>1716520</text:p>
          </table:table-cell>
          <table:table-cell office:value-type="float" office:value="252577" calcext:value-type="float">
            <text:p>252577</text:p>
          </table:table-cell>
          <table:table-cell/>
          <table:table-cell office:value-type="float" office:value="563884" calcext:value-type="float">
            <text:p>563884</text:p>
          </table:table-cell>
          <table:table-cell office:value-type="float" office:value="467595" calcext:value-type="float">
            <text:p>467595</text:p>
          </table:table-cell>
          <table:table-cell office:value-type="float" office:value="96289" calcext:value-type="float">
            <text:p>96289</text:p>
          </table:table-cell>
          <table:table-cell/>
          <table:table-cell office:value-type="float" office:value="414115" calcext:value-type="float">
            <text:p>414115</text:p>
          </table:table-cell>
          <table:table-cell office:value-type="float" office:value="319164" calcext:value-type="float">
            <text:p>319164</text:p>
          </table:table-cell>
          <table:table-cell office:value-type="float" office:value="94951" calcext:value-type="float">
            <text:p>94951</text:p>
          </table:table-cell>
          <table:table-cell/>
          <table:table-cell table:formula="of:=[.M31]/([.E31]+[.I31]+[.M31])" office:value-type="percentage" office:value="0.213941782311178" calcext:value-type="percentage">
            <text:p>21.39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70542" calcext:value-type="float">
            <text:p>170542</text:p>
          </table:table-cell>
          <table:table-cell office:value-type="float" office:value="170363" calcext:value-type="float">
            <text:p>17036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8738" calcext:value-type="float">
            <text:p>48738</text:p>
          </table:table-cell>
          <table:table-cell office:value-type="float" office:value="48655" calcext:value-type="float">
            <text:p>4865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6052" calcext:value-type="float">
            <text:p>26052</text:p>
          </table:table-cell>
          <table:table-cell office:value-type="float" office:value="26019" calcext:value-type="float">
            <text:p>2601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64454" calcext:value-type="float">
            <text:p>164454</text:p>
          </table:table-cell>
          <table:table-cell office:value-type="float" office:value="164249" calcext:value-type="float">
            <text:p>164249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50575" calcext:value-type="float">
            <text:p>50575</text:p>
          </table:table-cell>
          <table:table-cell office:value-type="float" office:value="50504" calcext:value-type="float">
            <text:p>5050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6743" calcext:value-type="float">
            <text:p>26743</text:p>
          </table:table-cell>
          <table:table-cell office:value-type="float" office:value="26699" calcext:value-type="float">
            <text:p>2669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SUM([.O2:.O33])/20" office:value-type="percentage" office:value="0.212574522283737" calcext:value-type="percentage">
            <text:p>21.26%</text:p>
          </table:table-cell>
        </table:table-row>
        <table:table-row table:style-name="ro1" table:number-rows-repeated="104854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6:17:55.499730713</dc:date>
    <meta:editing-duration>PT5M18S</meta:editing-duration>
    <meta:editing-cycles>1</meta:editing-cycles>
    <meta:document-statistic meta:table-count="1" meta:cell-count="384" meta:object-count="0"/>
    <meta:generator>LibreOffice/5.1.6.2$Linux_X86_64 LibreOffice_project/10m0$Build-2</meta:generator>
  </office:meta>
</office:document-meta>
</file>